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02in"/>
    </style:style>
    <style:style style:name="co2" style:family="table-column">
      <style:table-column-properties fo:break-before="auto" style:column-width="5.902in"/>
    </style:style>
    <style:style style:name="co3" style:family="table-column">
      <style:table-column-properties fo:break-before="auto" style:column-width="2.0701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555in" fo:break-before="auto" style:use-optimal-row-height="true"/>
    </style:style>
    <style:style style:name="ro2" style:family="table-row">
      <style:table-row-properties style:row-height="0.1602in" fo:break-before="auto" style:use-optimal-row-height="true"/>
    </style:style>
    <style:style style:name="ta1" style:family="table" style:master-page-name="PageStyle_5f_AMEE_20_data_20_changelog">
      <style:table-properties table:display="true" style:writing-mode="lr-tb"/>
    </style:style>
    <style:style style:name="ce1" style:family="table-cell" style:parent-style-name="Default" style:data-style-name="N168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68"/>
    <style:style style:name="ce3" style:family="table-cell" style:parent-style-name="Default" style:data-style-name="N168">
      <style:table-cell-properties fo:background-color="transparent"/>
    </style:style>
    <style:style style:name="ce4" style:family="table-cell" style:parent-style-name="Default" style:data-style-name="N168">
      <style:table-cell-properties fo:background-color="#ffff00"/>
    </style:style>
    <style:style style:name="ce5" style:family="table-cell" style:parent-style-name="Default" style:data-style-name="N168">
      <style:table-cell-properties fo:background-color="#e6e6e6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e6e6e6"/>
    </style:style>
  </office:automatic-styles>
  <office:body>
    <office:spreadsheet>
      <table:calculation-settings table:case-sensitive="false" table:use-regular-expressions="false"/>
      <table:table table:name="AMEE data changelog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Where</text:p>
          </table:table-cell>
          <table:table-cell table:style-name="ce6" office:value-type="string">
            <text:p>Who</text:p>
          </table:table-cell>
          <table:table-cell table:style-name="ce6" office:value-type="string">
            <text:p>NOTES</text:p>
          </table:table-cell>
          <table:table-cell table:style-name="ce6" table:number-columns-repeated="251"/>
        </table:table-row>
        <table:table-row table:style-name="ro1">
          <table:table-cell office:value-type="date" office:date-value="2007-08-01">
            <text:p>01/08/07</text:p>
          </table:table-cell>
          <table:table-cell office:value-type="string">
            <text:p>Release 0.19 of AMEE</text:p>
          </table:table-cell>
          <table:table-cell office:value-type="string">
            <text:p>stage.co2</text:p>
          </table:table-cell>
          <table:table-cell office:value-type="string">
            <text:p>dig</text:p>
          </table:table-cell>
          <table:table-cell table:number-columns-repeated="252"/>
        </table:table-row>
        <table:table-row table:style-name="ro1">
          <table:table-cell office:value-type="date" office:date-value="2007-08-02">
            <text:p>02/08/07</text:p>
          </table:table-cell>
          <table:table-cell office:value-type="string">
            <text:p>Changes to computers generic: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ded "desktop without monitor" and LCD, CRT and Plasma monitor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deleted KWhPerCycle column which wasn't used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reated KWStandby and kWOn and inserted values</text:p>
          </table:table-cell>
          <table:table-cell office:value-type="string">
            <text:p>CSVs</text:p>
          </table:table-cell>
          <table:table-cell/>
          <table:table-cell office:value-type="string">
            <text:p>Removed later, see below 26nov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ll these new values are for 2006 only - they are NOT stock averaged</text:p>
          </table:table-cell>
          <table:table-cell office:value-type="string">
            <text:p>CSV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7-08-20">
            <text:p>20/08/07</text:p>
          </table:table-cell>
          <table:table-cell office:value-type="string">
            <text:p>Restructured personal: created generic and food_drink categories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adjusted the CSV for transport/other to include the space shuttle and Ariane 5.</text:p>
          </table:table-cell>
          <table:table-cell office:value-type="string">
            <text:p>CSV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7-08-28">
            <text:p>28/08/07</text:p>
          </table:table-cell>
          <table:table-cell office:value-type="string">
            <text:p>This change involved two new rows and adding a new column - kgCO2/Launch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date" office:date-value="2007-08-29">
            <text:p>29/08/07</text:p>
          </table:table-cell>
          <table:table-cell table:style-name="ce7" office:value-type="string">
            <text:p>Updated AMEE to align with defra</text:p>
          </table:table-cell>
          <table:table-cell table:style-name="ce7" office:value-type="string">
            <text:p>CSVs,stage,live</text:p>
          </table:table-cell>
          <table:table-cell table:style-name="ce7" office:value-type="string">
            <text:p>AJC</text:p>
          </table:table-cell>
          <table:table-cell table:style-name="ce7" table:number-columns-repeated="252"/>
        </table:table-row>
        <table:table-row table:style-name="ro1">
          <table:table-cell table:style-name="ce3"/>
          <table:table-cell table:style-name="ce7" office:value-type="string">
            <text:p>Updated /home/heating to align with defra</text:p>
          </table:table-cell>
          <table:table-cell table:style-name="ce7" office:value-type="string">
            <text:p>CSVs,stage,live</text:p>
          </table:table-cell>
          <table:table-cell table:style-name="ce7" table:number-columns-repeated="253"/>
        </table:table-row>
        <table:table-row table:style-name="ro1">
          <table:table-cell table:style-name="ce3"/>
          <table:table-cell table:style-name="ce7" office:value-type="string">
            <text:p>Updated /home/energy/quantity to align with defra</text:p>
          </table:table-cell>
          <table:table-cell table:style-name="ce7" office:value-type="string">
            <text:p>CSVs,stage,live</text:p>
          </table:table-cell>
          <table:table-cell table:style-name="ce7" table:number-columns-repeated="253"/>
        </table:table-row>
        <table:table-row table:style-name="ro1">
          <table:table-cell table:style-name="ce3"/>
          <table:table-cell table:style-name="ce7" office:value-type="string">
            <text:p>Updated /home/energy/uk/price to align with defra</text:p>
          </table:table-cell>
          <table:table-cell table:style-name="ce7" office:value-type="string">
            <text:p>CSVs,stage,live</text:p>
          </table:table-cell>
          <table:table-cell table:style-name="ce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7-10-16">
            <text:p>16/10/07</text:p>
          </table:table-cell>
          <table:table-cell office:value-type="string">
            <text:p>Update /transport/car/generic for US petrol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7-11-06">
            <text:p>06/11/07</text:p>
          </table:table-cell>
          <table:table-cell office:value-type="string">
            <text:p>Changes to mirror 04nov07 update to defra.co2.dgen:</text:p>
          </table:table-cell>
          <table:table-cell/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home/lighting updated values for lel and norm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appliances/kitchen/generic - NEW ITEMS - <text:s/>30oC for washing machine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energy/uk/price - updates values for oil and co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heating - copied from defra (includes Condensing boiler NEW ITEMS) - note: requires lower() and replace of " - " with "-"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30/4/08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7-11-07">
            <text:p>07/11/07</text:p>
          </table:table-cell>
          <table:table-cell office:value-type="string">
            <text:p>/home/lighting - altered so the pi value noOfLightBulbs is used for all types, except for LELs where noOfLowEnergyLightBulbs is specified and is non-zero</text:p>
          </table:table-cell>
          <table:table-cell office:value-type="string">
            <text:p>stage,l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he following electricity items were generalised for any country:</text:p>
          </table:table-cell>
          <table:table-cell office:value-type="string">
            <text:p>stage,l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appliances/computers/generic</text:p>
          </table:table-cell>
          <table:table-cell office:value-type="string">
            <text:p>stage,l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appliances/entertainment/generic</text:p>
          </table:table-cell>
          <table:table-cell office:value-type="string">
            <text:p>stage,l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appliances/kitchen/generic (was previously generalised by dig)</text:p>
          </table:table-cell>
          <table:table-cell office:value-type="string">
            <text:p>stage,l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lighting</text:p>
          </table:table-cell>
          <table:table-cell office:value-type="string">
            <text:p>stage,l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appliances/televisions/generic</text:p>
          </table:table-cell>
          <table:table-cell office:value-type="string">
            <text:p>stage,live</text:p>
          </table:table-cell>
          <table:table-cell table:number-columns-repeated="253"/>
        </table:table-row>
        <table:table-row table:style-name="ro1">
          <table:table-cell office:value-type="date" office:date-value="2007-12-06">
            <text:p>06/12/07</text:p>
          </table:table-cell>
          <table:table-cell office:value-type="string">
            <text:p>/home/energy/electricity Ireland changed from 0.592 to 0.549 kgCO2/kWh</text:p>
          </table:table-cell>
          <table:table-cell office:value-type="string">
            <text:p>CSVs, stage,l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appliances/cooking Alg now handles country elec EF and implements linear formulae and no longer uses data item valu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plane/generic – great circle distance calc added, new alg, 4 new pi values</text:p>
          </table:table-cell>
          <table:table-cell office:value-type="string">
            <text:p>stage,live (27feb08)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car/generic – canada is now same cars as U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office:value-type="date" office:date-value="2008-01-15">
            <text:p>15/01/08</text:p>
          </table:table-cell>
          <table:table-cell office:value-type="string">
            <text:p>/home/energy/uk/suppliers - updated to latest values and source fields amen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office:value-type="date" office:date-value="2008-01-16">
            <text:p>16/01/08</text:p>
          </table:table-cell>
          <table:table-cell office:value-type="string">
            <text:p>/home/energy/ireland/suppliers - created and 2 data items ad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office:value-type="date" office:date-value="2008-02-05">
            <text:p>05/02/08</text:p>
          </table:table-cell>
          <table:table-cell office:value-type="string">
            <text:p>/home/energy/electricityISO added to mirror electricity but with iso country names (GB,IE only)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/home/energy/electricityISO completed for all available ISO cod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algs for electrical items changed so that they can also accept and ISO code in metadata's country value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2-19">
            <text:p>19/02/08</text:p>
          </table:table-cell>
          <table:table-cell office:value-type="string">
            <text:p>tips for together/theclimategroup.org added see RT ticket #125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energy/uk/reductions created plus item definition for reduction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2-21">
            <text:p>21/02/08</text:p>
          </table:table-cell>
          <table:table-cell office:value-type="string">
            <text:p>Removed all data items from /personal</text:p>
          </table:table-cell>
          <table:table-cell office:value-type="string">
            <text:p>stage (NOT CSVs)</text:p>
          </table:table-cell>
          <table:table-cell table:number-columns-repeated="253"/>
        </table:table-row>
        <table:table-row table:style-name="ro1">
          <table:table-cell office:value-type="date" office:date-value="2008-03-18">
            <text:p>18/03/08</text:p>
          </table:table-cell>
          <table:table-cell office:value-type="string">
            <text:p>Deleted personal category</text:p>
          </table:table-cell>
          <table:table-cell office:value-type="string">
            <text:p>stage</text:p>
          </table:table-cell>
          <table:table-cell table:number-columns-repeated="253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ISO codes to car_generic algorithm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state value to metadata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4-14">
            <text:p>14/04/08</text:p>
          </table:table-cell>
          <table:table-cell office:value-type="string">
            <text:p>Add kmPerLitreOwn and kmPerLitre to Car generic defn, default values zero, alg altered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4-18">
            <text:p>18/04/08</text:p>
          </table:table-cell>
          <table:table-cell office:value-type="string">
            <text:p>Added occupancy to Car generic def - if &gt;0 it divides the returned kgco2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Bord Gais value in /home/energy/ireland/supplier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/transport/car/bands/ireland created with new band di def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table:style-name="ce4" office:value-type="date" office:date-value="2008-04-22">
            <text:p>22/04/08</text:p>
          </table:table-cell>
          <table:table-cell table:style-name="ce8" office:value-type="string">
            <text:p>added country profile item value to car/generic and amended alg to use it</text:p>
          </table:table-cell>
          <table:table-cell table:style-name="ce8" office:value-type="string">
            <text:p>stage,live</text:p>
          </table:table-cell>
          <table:table-cell table:style-name="ce8" office:value-type="string">
            <text:p>AJC</text:p>
          </table:table-cell>
          <table:table-cell table:style-name="ce8" office:value-type="string">
            <text:p>live 29/4/08</text:p>
          </table:table-cell>
          <table:table-cell table:style-name="ce8" office:value-type="string">
            <text:p>strange error, bands contains a data item which links to ireland category! Need to update wiki</text:p>
          </table:table-cell>
          <table:table-cell table:style-name="ce8" table:number-columns-repeated="250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values to the motorcycle/generic defn to align with car/generic, changed alg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Irish values to Bus/Generic and Train/Generic Item defs, algs and data item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251"/>
        </table:table-row>
        <table:table-row table:style-name="ro1">
          <table:table-cell office:value-type="date" office:date-value="2008-05-09">
            <text:p>09/05/08</text:p>
          </table:table-cell>
          <table:table-cell office:value-type="string">
            <text:p>add /home/heating/ustest values for MS to test on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TEMPORARY</text:p>
          </table:table-cell>
          <table:table-cell office:value-type="string">
            <text:p>Need to remove</text:p>
          </table:table-cell>
          <table:table-cell table:number-columns-repeated="250"/>
        </table:table-row>
        <table:table-row table:style-name="ro1">
          <table:table-cell office:value-type="date" office:date-value="2008-05-15">
            <text:p>15/05/08</text:p>
          </table:table-cell>
          <table:table-cell office:value-type="string">
            <text:p>deleting items from /home/heating/ustest where too few options were available</text:p>
          </table:table-cell>
          <table:table-cell office:value-type="string">
            <text:p>CSVs, stage </text:p>
          </table:table-cell>
          <table:table-cell office:value-type="string">
            <text:p>AJC</text:p>
          </table:table-cell>
          <table:table-cell office:value-type="string">
            <text:p>TEMPORARY</text:p>
          </table:table-cell>
          <table:table-cell office:value-type="string">
            <text:p>Need to remove</text:p>
          </table:table-cell>
          <table:table-cell table:number-columns-repeated="250"/>
        </table:table-row>
        <table:table-row table:style-name="ro1">
          <table:table-cell office:value-type="date" office:date-value="2008-05-22">
            <text:p>22/05/08</text:p>
          </table:table-cell>
          <table:table-cell office:value-type="string">
            <text:p>created /home/energy/us/price for M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251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updated /home/energy/quantity to include kWh amounts for most fuel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251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created /home/heating/us NOTE: Should remove alaska as data's not goo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251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removed alaska and deleted and replaced florida, texas and california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251"/>
        </table:table-row>
        <table:table-row table:style-name="ro1">
          <table:table-cell office:value-type="date" office:date-value="2008-07-31">
            <text:p>31/07/08</text:p>
          </table:table-cell>
          <table:table-cell office:value-type="string">
            <text:p>car/specific/uk - all VCA data to 2001 - INCOMPLETE+char errors eg coupe</text:p>
          </table:table-cell>
          <table:table-cell office:value-type="string">
            <text:p>CSVs, stage (incomplete)</text:p>
          </table:table-cell>
          <table:table-cell office:value-type="string">
            <text:p>AJC</text:p>
          </table:table-cell>
          <table:table-cell/>
          <table:table-cell office:value-type="string">
            <text:p>Incomplete, errors need fixing</text:p>
          </table:table-cell>
          <table:table-cell table:number-columns-repeated="250"/>
        </table:table-row>
        <table:table-row table:style-name="ro1">
          <table:table-cell office:value-type="date" office:date-value="2008-08-20">
            <text:p>20/08/08</text:p>
          </table:table-cell>
          <table:table-cell office:value-type="string">
            <text:p>/home/energy/quantity - fixed bug in alg so that no zero profile items are used 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1/8/2008</text:p>
          </table:table-cell>
          <table:table-cell table:number-columns-repeated="251"/>
        </table:table-row>
        <table:table-row table:style-name="ro1">
          <table:table-cell office:value-type="date" office:date-value="2008-08-21">
            <text:p>21/08/08</text:p>
          </table:table-cell>
          <table:table-cell office:value-type="string">
            <text:p>place all relevant fuel quantities in /home/energy/quantity, e.g. kWh for all, litres, kg where appropriate</text:p>
          </table:table-cell>
          <table:table-cell office:value-type="string">
            <text:p>to do</text:p>
          </table:table-cell>
          <table:table-cell table:number-columns-repeated="253"/>
        </table:table-row>
        <table:table-row table:style-name="ro1">
          <table:table-cell table:style-name="ce5"/>
          <table:table-cell table:style-name="ce9" office:value-type="string">
            <text:p>changes to mirror 20aug08 update to defra</text:p>
          </table:table-cell>
          <table:table-cell table:style-name="ce9" table:number-columns-repeated="254"/>
        </table:table-row>
        <table:table-row table:style-name="ro1">
          <table:table-cell office:value-type="date" office:date-value="2008-08-26">
            <text:p>26/08/08</text:p>
          </table:table-cell>
          <table:table-cell office:value-type="string">
            <text:p>/home/appliances/kitchen/generic - all rows updated, B-G added for fridge and fridge/freezer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appliances/computers/generic - some rows update, MFD added, not some values are unchanged but needed to be revised according to MTP data set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appliances/entertainment/generic -update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appliances/televisions/generic - updated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appliances/cooking - updated alg, added induction see .txt in csvs dir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energy/electricity and electricity ISO - GB value to 0.537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energy/quantity - updated data, added values for all sensible unit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energy/uk/price - updated all data, add the 2 electricityE7 item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lighting - values upd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09-12">
            <text:p>12/09/08</text:p>
          </table:table-cell>
          <table:table-cell office:value-type="string">
            <text:p>Updated Electricity item def alg so that it handled last and current readings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/>
          <table:table-cell office:value-type="string">
            <text:p>don't mention this kludge in the wiki! affects electricity and electricityISO categorie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de similar last, current reading change to Energy Quantity def alg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09-15">
            <text:p>15/09/08</text:p>
          </table:table-cell>
          <table:table-cell office:value-type="string">
            <text:p>Added values to /home/energy/uk/reductions for GAP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ded item values to Car generic and altered algorithm for aircon,ecodriving,tyresUnderinflated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/>
          <table:table-cell office:value-type="string">
            <text:p>wiki updated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09-17">
            <text:p>17/09/08</text:p>
          </table:table-cell>
          <table:table-cell office:value-type="string">
            <text:p>coking coal added to /home/energy/quantity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transport/car/generic/electric plus new item def</text:p>
          </table:table-cell>
          <table:table-cell office:value-type="string">
            <text:p>CSVs,stage 23sept08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09-18">
            <text:p>18/09/08</text:p>
          </table:table-cell>
          <table:table-cell office:value-type="string">
            <text:p>coking coal added to /home/energy/uk/price but price same as coal for now</text:p>
          </table:table-cell>
          <table:table-cell office:value-type="string">
            <text:p>CSVs, stage 22sep08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transport/car/generic lpg and cng items added and all others update to latest defr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/transport/van/generic cre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transport/motorcycle/generic updated to latest defr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/transport/taxi/perpassenger created to latest defra data, need to create data item def with numberOfPassengers piv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transport/bus/generic new values added for latest defra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transport/plane/generic/class created, needs new item def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/transport/plane/generic updated to latest defra, probably should simplify by using alg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/transport/plane/generic/distance created, needs new item def, use values in other algs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09-22">
            <text:p>22/09/08</text:p>
          </table:table-cell>
          <table:table-cell office:value-type="string">
            <text:p>/home/waste created with general household, garden plus new Waste item def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/home/water created with cold plus new water item def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09-23">
            <text:p>23/09/08</text:p>
          </table:table-cell>
          <table:table-cell office:value-type="string">
            <text:p>/transport/ship, new Ship Generic item def, one data item ferry</text:p>
          </table:table-cell>
          <table:table-cell office:value-type="string">
            <text:p>stage (since aug?), liv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home/energy/renewable, plus new item def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transport/minibus/generic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09-25">
            <text:p>25/09/08</text:p>
          </table:table-cell>
          <table:table-cell office:value-type="string">
            <text:p>/personal/generic 4 items reinstated with index linked inflated value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/home/energy/uk/price - coking coal added on stage, same as coal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ded regularly serviced to Car Generic alg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ded children and adultsInHousehold to metadata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ymentFrequency added to Energy UK price and Energy Quantity item defs, info only, not used in alg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greenTariff added to Energy UK price and Energy Quantity item defs, info only, not used in alg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0-07">
            <text:p>07/10/08</text:p>
          </table:table-cell>
          <table:table-cell office:value-type="string">
            <text:p>/home/waste general household value updated</text:p>
          </table:table-cell>
          <table:table-cell office:value-type="string">
            <text:p>stage,CSVs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home/water cold value updated</text:p>
          </table:table-cell>
          <table:table-cell office:value-type="string">
            <text:p>stage,CSVs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home/energy/quantity - added electricity item, alg altered to use /home/energy/electricity</text:p>
          </table:table-cell>
          <table:table-cell office:value-type="string">
            <text:p>stage,CSVs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1-26">
            <text:p>26/11/08</text:p>
          </table:table-cell>
          <table:table-cell office:value-type="string">
            <text:p>/home/appliances/televisions/generic - added comment PIV for actonco2's rarely used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home/appliances/entertainment/generic - digital radio with placeholder valu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/home/appliances/computers/generic- <text:s/>deleted kWOn,kWStandby from CSV - were never in AMEE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home/appliances/computers/generic- <text:s/>added scanner, router, external hard drive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/home/appliances/computers/generic - added washing line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1-27">
            <text:p>27/11/08</text:p>
          </table:table-cell>
          <table:table-cell office:value-type="string">
            <text:p>/home/appliances/cooking/hob created with new def and data item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1-28">
            <text:p>28/11/08</text:p>
          </table:table-cell>
          <table:table-cell office:value-type="string">
            <text:p>/home/appliances/computer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/home/appliances/entertainment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table:number-columns-repeated="2"/>
          <table:table-cell office:value-type="string">
            <text:p>live 2/2/2009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2-01">
            <text:p>01/12/08</text:p>
          </table:table-cell>
          <table:table-cell office:value-type="string">
            <text:p>/home/energy/quantity and /home/energy/uk/price - added season, includesHeating pivs and changed alg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2-03">
            <text:p>03/12/08</text:p>
          </table:table-cell>
          <table:table-cell office:value-type="string">
            <text:p>/home/energy/quantity and /home/energy/uk/price - added numberOfDeliveries, no change to alg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2-04">
            <text:p>04/12/08</text:p>
          </table:table-cell>
          <table:table-cell office:value-type="string">
            <text:p>/transport/plane/generic/airports/major- new item def and data</text:p>
          </table:table-cell>
          <table:table-cell office:value-type="string">
            <text:p>CSVs,stage 12dec08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2-09">
            <text:p>09/12/08</text:p>
          </table:table-cell>
          <table:table-cell office:value-type="string">
            <text:p>/transport/metadata - for holding actonco2 v2 answers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2-12">
            <text:p>12/12/08</text:p>
          </table:table-cell>
          <table:table-cell office:value-type="string">
            <text:p>/home/appliances/cooking/oven and hob - fixed algorithm bug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2-13">
            <text:p>13/12/08</text:p>
          </table:table-cell>
          <table:table-cell office:value-type="string">
            <text:p>/transport/plane/generic def and alg updated to take iata code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transport/plane/generic/airports/major renamed to countries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problem - should auto select EF for short/long haul based on distance flown, create new distance category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transport/plane/generic/airports/codes create, mirrors countries but has iata code for drill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2-14">
            <text:p>14/12/08</text:p>
          </table:table-cell>
          <table:table-cell office:value-type="string">
            <text:p>/metadata/actonco2/actions - created item def and uploaded actions</text:p>
          </table:table-cell>
          <table:table-cell office:value-type="string">
            <text:p>CSVs.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entries truncated - see problems.txt in api_csv dir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2-16">
            <text:p>16/12/08</text:p>
          </table:table-cell>
          <table:table-cell office:value-type="string">
            <text:p>/home/waste values added and itemdef upd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water values added and item def updated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water/reductions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water/usage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8-12-21">
            <text:p>21/12/08</text:p>
          </table:table-cell>
          <table:table-cell office:value-type="string">
            <text:p>/home/heating - deleted 5 or 6 blank data items at caused wiki strangeness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9-01-12">
            <text:p>12/01/09</text:p>
          </table:table-cell>
          <table:table-cell office:value-type="string">
            <text:p>/import/ict/webclick cre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9-01-15">
            <text:p>15/01/09</text:p>
          </table:table-cell>
          <table:table-cell office:value-type="string">
            <text:p>/metadata/actonco2/actions - created item def amended and all actions reimpor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9-01-18">
            <text:p>18/01/09</text:p>
          </table:table-cell>
          <table:table-cell office:value-type="string">
            <text:p>/transport/car/specific/us</text:p>
          </table:table-cell>
          <table:table-cell office:value-type="string">
            <text:p>CSVs,stage, 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hecked all CSVs against Nik's latest test sheets and updated all data on stage - see above</text:p>
          </table:table-cell>
          <table:table-cell office:value-type="string">
            <text:p>stage</text:p>
          </table:table-cell>
          <table:table-cell/>
          <table:table-cell office:value-type="string">
            <text:p>see above to when CSVs were updated, starting 20aug08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9-01-19">
            <text:p>19/01/09</text:p>
          </table:table-cell>
          <table:table-cell office:value-type="string">
            <text:p>/metadata/actonco2/actions - fixed issues - best to stick to ISO-8859-1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9-01-22">
            <text:p>22/01/09</text:p>
          </table:table-cell>
          <table:table-cell office:value-type="string">
            <text:p>/home/energy/us/state - new item def, category and date from egri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9-01-27">
            <text:p>27/01/09</text:p>
          </table:table-cell>
          <table:table-cell office:value-type="string">
            <text:p>various changes for v2 defr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/metadata/actonco2 - info specific to actonco2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energy/renewable - added new item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home/energy/insulation - added new item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transport/plane/generic - added type=auto and updated itemdef, alg to handle passenger class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transport/plane/generic/passengerclass - data for economy, business, first etc.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/transport/train/generic - added new items</text:p>
          </table:table-cell>
          <table:table-cell office:value-type="string">
            <text:p>CSVs,stag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9-01-28">
            <text:p>28/01/09</text:p>
          </table:table-cell>
          <table:table-cell office:value-type="string">
            <text:p>/home/waste - new item values and alg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xed hob and oven algorithms <text:s/>- santiseString method was bad - fixed it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9-01-29">
            <text:p>29/01/09</text:p>
          </table:table-cell>
          <table:table-cell office:value-type="string">
            <text:p>/home/appliances/computer/generic - set values of some items to zero and standby alg return zero for now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/home/appliances/entertainment/generic - set values of some items to zero and standby alg return zero for now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date" office:date-value="2009-02-02">
            <text:p>02/02/09</text:p>
          </table:table-cell>
          <table:table-cell office:value-type="string">
            <text:p>updated computers, entertainment and televisions on live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 to when CSVs were updated, starting 20aug08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>
          <table:table-cell office:value-type="date" office:date-value="2009-02-05">
            <text:p>05/02/09</text:p>
          </table:table-cell>
          <table:table-cell office:value-type="string">
            <text:p>fixed kitchen generic algorithm so that item with name “none” returns zero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kludgey fix for defra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>
          <table:table-cell office:value-type="date" office:date-value="2009-02-06">
            <text:p>06/02/09</text:p>
          </table:table-cell>
          <table:table-cell office:value-type="string">
            <text:p>fixed hob and oven algorithms so that item with name “none” returns zero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kludgey fix for defra</text:p>
          </table:table-cell>
          <table:table-cell table:number-columns-repeated="251"/>
        </table:table-row>
        <table:table-row table:style-name="ro1" table:number-rows-repeated="6535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date-style style:name="N167">
      <number:day number:style="long"/>
      <number:text>/</number:text>
      <number:year/>
      <number:text>/</number:text>
      <number:year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date-style style:name="N169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6">02/06/2009</text:date>, <text:time>11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EE_20_data_20_changelog" style:display-name="PageStyle_AMEE data change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Microsoft Corporation</meta:initial-creator>
    <meta:creation-date>1996-10-14T23:33:28</meta:creation-date>
    <dc:creator>Andrew Conway</dc:creator>
    <dc:date>2009-02-06T11:37:11</dc:date>
    <meta:editing-cycles>96</meta:editing-cycles>
    <meta:editing-duration>PT37H46M55S</meta:editing-duration>
    <meta:document-statistic meta:table-count="1" meta:cell-count="520" meta:object-count="0"/>
    <meta:user-defined meta:name="Info 1"/>
    <meta:user-defined meta:name="Info 2"/>
    <meta:user-defined meta:name="Info 3"/>
    <meta:user-defined meta:name="Info 4"/>
  </office:meta>
</office:document-meta>
</file>